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nlo" svg:font-family="Menlo" style:font-pitch="fixed"/>
    <style:font-face style:name="Menlo1" svg:font-family="Menlo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24cm" fo:min-width="2.074cm" fo:wrap-option="wrap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15.5cm"/>
    </style:style>
    <style:style style:name="gr3" style:family="graphic" style:parent-style-name="standard">
      <style:graphic-properties draw:textarea-horizontal-align="justify" draw:textarea-vertical-align="middle" draw:auto-grow-height="false" fo:min-height="4.25cm" fo:min-width="3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3cm" fo:wrap-option="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5cm" fo:min-width="2.25cm" fo:wrap-option="wrap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229cm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bottom"/>
    </style:style>
    <style:style style:name="gr10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1" style:family="graphic" style:parent-style-name="standard">
      <style:graphic-properties draw:marker-start="Arrowheads_20_4" draw:marker-start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161cm"/>
      <style:paragraph-properties style:writing-mode="lr-tb"/>
    </style:style>
    <style:style style:name="gr13" style:family="graphic" style:parent-style-name="objectwithoutfill">
      <style:graphic-properties draw:marker-end="Arrowheads_20_5" draw:marker-end-width="0.3cm" draw:fill="none" draw:textarea-vertical-align="middle"/>
    </style:style>
    <style:style style:name="gr14" style:family="graphic" style:parent-style-name="standard">
      <style:graphic-properties draw:marker-start="Arrowheads_20_7" draw:marker-start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P1" style:family="paragraph">
      <style:paragraph-properties fo:text-align="center" style:writing-mode="lr-tb"/>
      <style:text-properties style:font-name="Menlo"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style:font-name="Menlo"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paragraph-properties style:writing-mode="lr-tb"/>
      <style:text-properties style:font-name="Menlo" fo:font-size="15pt" style:font-size-asian="15pt" style:font-size-complex="15pt"/>
    </style:style>
    <style:style style:name="P7" style:family="paragraph">
      <loext:graphic-properties draw:fill="none"/>
      <style:paragraph-properties fo:text-align="center" style:writing-mode="lr-tb"/>
      <style:text-properties style:font-name="Menlo" fo:font-size="10pt" style:font-size-asian="10pt" style:font-size-complex="10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style:font-name="Menlo" fo:font-size="14pt" style:font-size-asian="14pt" style:font-size-complex="14pt"/>
    </style:style>
    <style:style style:name="T1" style:family="text">
      <style:text-properties style:font-name="Menlo" fo:font-size="16pt" style:font-size-asian="16pt" style:font-size-complex="16pt"/>
    </style:style>
    <style:style style:name="T2" style:family="text">
      <style:text-properties style:font-name="Menlo" fo:font-size="15pt" style:font-size-asian="15pt" style:font-size-complex="15pt"/>
    </style:style>
    <style:style style:name="T3" style:family="text">
      <style:text-properties style:font-name="Menl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4cm" svg:height="3.64cm" svg:x="2.5cm" svg:y="4cm">
          <text:p text:style-name="P1"><text:span text:style-name="T1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6cm" svg:height="8cm" svg:x="10.64cm" svg:y="1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4.5cm" svg:x="16.89cm" svg:y="3.39cm">
          <text:p text:style-name="P3"><text:span text:style-name="T2">Blockchain Networ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cm" svg:height="3cm" svg:x="22.64cm" svg:y="4.14cm">
          <text:p text:style-name="P3"><text:span text:style-name="T2">Valid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75cm" svg:height="2.75cm" svg:x="12.14cm" svg:y="4.14cm">
          <text:p text:style-name="P3"><text:span text:style-name="T2">Agent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2.64cm" svg:y1="5.39cm" svg:x2="20.89cm" svg:y2="5.39cm">
          <text:p/>
        </draw:line>
        <draw:line draw:style-name="gr7" draw:text-style-name="P4" draw:layer="layout" svg:x1="14.89cm" svg:y1="5.64cm" svg:x2="16.89cm" svg:y2="5.64cm">
          <text:p/>
        </draw:line>
        <draw:frame draw:style-name="gr8" draw:text-style-name="P6" draw:layer="layout" svg:width="6.5cm" svg:height="1.479cm" svg:x="15.64cm" svg:y="10.39cm">
          <draw:text-box>
            <text:p text:style-name="P5"><text:span text:style-name="T2">Insurance </text:span><text:span text:style-name="T2">Company</text:span></text:p>
          </draw:text-box>
        </draw:frame>
        <draw:line draw:style-name="gr9" draw:text-style-name="P7" draw:layer="layout" svg:x1="6.64cm" svg:y1="3.146cm" svg:x2="10.14cm" svg:y2="3.146cm">
          <text:p/>
        </draw:line>
        <draw:frame draw:style-name="gr10" draw:text-style-name="P9" draw:layer="layout" svg:width="5.25cm" svg:height="0.831cm" svg:x="5.64cm" svg:y="2.14cm">
          <draw:text-box>
            <text:p text:style-name="P8"><text:span text:style-name="T3">Database Entry</text:span></text:p>
          </draw:text-box>
        </draw:frame>
        <draw:line draw:style-name="gr11" draw:text-style-name="P2" draw:layer="layout" svg:x1="6.64cm" svg:y1="4.89cm" svg:x2="10.14cm" svg:y2="4.89cm">
          <text:p/>
        </draw:line>
        <draw:frame draw:style-name="gr12" draw:text-style-name="P9" draw:layer="layout" svg:width="4.5cm" svg:height="1.411cm" svg:x="6.14cm" svg:y="3.89cm">
          <draw:text-box>
            <text:p text:style-name="P8"><text:span text:style-name="T3">Issue Policy</text:span></text:p>
          </draw:text-box>
        </draw:frame>
        <draw:line draw:style-name="gr13" draw:text-style-name="P4" draw:layer="layout" svg:x1="6.891cm" svg:y1="6.64cm" svg:x2="10.14cm" svg:y2="6.64cm">
          <text:p/>
        </draw:line>
        <draw:line draw:style-name="gr14" draw:text-style-name="P2" draw:layer="layout" svg:x1="6.89cm" svg:y1="8.39cm" svg:x2="10.14cm" svg:y2="8.39cm">
          <text:p/>
        </draw:line>
        <draw:frame draw:style-name="gr15" draw:text-style-name="P9" draw:layer="layout" svg:width="2.75cm" svg:height="0.831cm" svg:x="7.39cm" svg:y="5.64cm">
          <draw:text-box>
            <text:p text:style-name="P8"><text:span text:style-name="T3">Clai</text:span><text:span text:style-name="T3">m</text:span></text:p>
          </draw:text-box>
        </draw:frame>
        <draw:frame draw:style-name="gr15" draw:text-style-name="P6" draw:layer="layout" svg:width="2.75cm" svg:height="0.865cm" svg:x="7.39cm" svg:y="7.39cm">
          <draw:text-box>
            <text:p text:style-name="P5"><text:span text:style-name="T2">Refun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nlo" svg:font-family="Menlo" style:font-pitch="fixed"/>
    <style:font-face style:name="Menlo1" svg:font-family="Menlo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4cm" fo:margin-bottom="0.64cm" fo:margin-left="0.64cm" fo:margin-right="0.64cm" fo:page-width="28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3:06:03.088561326</meta:creation-date>
    <dc:date>2022-11-04T13:40:35.090230988</dc:date>
    <meta:editing-duration>PT3M38S</meta:editing-duration>
    <meta:editing-cycles>2</meta:editing-cycles>
    <meta:generator>LibreOffice/7.4.1.2$Linux_X86_64 LibreOffice_project/40$Build-2</meta:generator>
    <meta:document-statistic meta:object-count="16"/>
  </office:meta>
</office:document-meta>
</file>